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Investment returns</math:mtext>
      </math:mtr>
      <math:mtr>
        <math:mrow>
          <math:mi>E</math:mi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sub>
                <math:mi>R</math:mi>
                <math:mi>i</math:mi>
              </math:msub>
            </math:mrow>
          </math:mrow>
          <math:msub>
            <math:mi>P</math:mi>
            <math:mi>i</math:mi>
          </math:msub>
        </math:mrow>
      </math:mtr>
      <math:mtr/>
      <math:mtr>
        <math:mrow>
          <math:mrow>
            <math:msub>
              <math:mo math:stretchy="false">σ</math:mo>
              <math:mi>R</math:mi>
            </math:msub>
            <math:mo math:stretchy="false">=</math:mo>
            <math:msqrt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sup>
                  <math:mrow>
                    <math:mo math:stretchy="false">(</math:mo>
                    <math:mrow>
                      <math:mrow>
                        <math:msub>
                          <math:mi>R</math:mi>
                          <math:mi>i</math:mi>
                        </math:msub>
                        <math:mo math:stretchy="false">−</math:mo>
                        <math:mi>R</math:mi>
                      </math:mrow>
                      <math:mrow>
                        <math:mo math:stretchy="false">(</math:mo>
                        <math:mi>R</math:mi>
                        <math:mo math:stretchy="false">)</math:mo>
                      </math:mrow>
                    </math:mrow>
                    <math:mo math:stretchy="false">)</math:mo>
                  </math:mrow>
                  <math:mn>2</math:mn>
                </math:msup>
              </math:mrow>
            </math:msqrt>
          </math:mrow>
          <math:msub>
            <math:mi>P</math:mi>
            <math:mi>i</math:mi>
          </math:msub>
        </math:mrow>
      </math:mtr>
      <math:mtr/>
      <math:mtr>
        <math:mtext>where:</math:mtext>
      </math:mtr>
      <math:mtr>
        <math:mrow>
          <math:mi>E</math:mi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text>expected value of the planned return</math:mtext>
          </math:mrow>
        </math:mrow>
      </math:mtr>
      <math:mtr>
        <math:mrow>
          <math:msub>
            <math:mi>R</math:mi>
            <math:mi>i</math:mi>
          </math:msub>
          <math:mo math:stretchy="false">=</math:mo>
          <math:mtext>planned return, if condition appears in period i</math:mtext>
        </math:mrow>
      </math:mtr>
      <math:mtr>
        <math:mrow>
          <math:msub>
            <math:mi>P</math:mi>
            <math:mi>i</math:mi>
          </math:msub>
          <math:mo math:stretchy="false">=</math:mo>
          <math:mtext>probability that condition has been fulfilled in period i</math:mtext>
        </math:mrow>
      </math:mtr>
      <math:mtr>
        <math:mrow>
          <math:msub>
            <math:mo math:stretchy="false">σ</math:mo>
            <math:mi>R</math:mi>
          </math:msub>
          <math:mo math:stretchy="false">=</math:mo>
          <math:mtext>standard deviation of the expected value of the return</math:mtext>
        </math:mrow>
      </math:mtr>
      <math:mtr>
        <math:mrow>
          <math:mi>n</math:mi>
          <math:mo math:stretchy="false">=</math:mo>
          <math:mtext>number of possible conditions within the period in question</math:mtext>
        </math:mrow>
      </math:mtr>
    </math:mtable>
    <math:annotation math:encoding="StarMath 5.0">"Investment returns" newline
E(R) = sum from i=1 to n R_i P_i newline newline
%sigma _R =sqrt sum from i=1 to n (R_i -R(R))^2{P_i} newline newline
"where:" newline

E (R) = "expected value of the planned return" newline
R_i = "planned return, if condition appears in period i" newline
P_i ="probability that condition has been fulfilled in period i" newline
%sigma _R = "standard deviation of the expected value of the return" newline
n = "number of possible conditions within the period in question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